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agłówek1" style:master-page-name="MP0" style:family="paragraph">
      <style:paragraph-properties fo:break-before="page"/>
      <style:text-properties fo:language="pl" fo:country="PL"/>
    </style:style>
    <style:style style:name="P2" style:parent-style-name="Standard" style:family="paragraph">
      <style:text-properties fo:language="pl" fo:country="PL"/>
    </style:style>
    <style:style style:name="P3" style:parent-style-name="Standard" style:family="paragraph"/>
    <style:style style:name="T4" style:parent-style-name="Domyślnaczcionkaakapitu" style:family="text">
      <style:text-properties fo:language="pl" fo:country="PL"/>
    </style:style>
    <style:style style:name="T5" style:parent-style-name="Domyślnaczcionkaakapitu" style:family="text">
      <style:text-properties fo:language="pl" fo:country="PL"/>
    </style:style>
    <style:style style:name="T6" style:parent-style-name="Domyślnaczcionkaakapitu" style:family="text">
      <style:text-properties fo:language="pl" fo:country="PL"/>
    </style:style>
    <style:style style:name="T7" style:parent-style-name="Domyślnaczcionkaakapitu" style:family="text">
      <style:text-properties fo:language="pl" fo:country="PL"/>
    </style:style>
    <style:style style:name="P8" style:parent-style-name="Standard" style:family="paragraph">
      <style:text-properties fo:language="pl" fo:country="PL"/>
    </style:style>
    <style:style style:name="P9" style:parent-style-name="Standard" style:family="paragraph">
      <style:text-properties fo:language="pl" fo:country="PL"/>
    </style:style>
    <style:style style:name="P10" style:parent-style-name="Standard" style:family="paragraph">
      <style:text-properties fo:language="pl" fo:country="PL"/>
    </style:style>
    <style:style style:name="P11" style:parent-style-name="Standard" style:family="paragraph">
      <style:text-properties fo:language="pl" fo:country="PL"/>
    </style:style>
    <style:style style:name="P12" style:parent-style-name="Standard" style:family="paragraph">
      <style:text-properties fo:language="pl" fo:country="PL"/>
    </style:style>
    <style:style style:name="P13" style:parent-style-name="Standard" style:family="paragraph">
      <style:text-properties fo:language="pl" fo:country="PL"/>
    </style:style>
    <style:style style:name="P14" style:parent-style-name="Standard" style:family="paragraph">
      <style:text-properties fo:language="pl" fo:country="PL"/>
    </style:style>
    <style:style style:name="P15" style:parent-style-name="Standard" style:family="paragraph">
      <style:text-properties fo:language="pl" fo:country="PL"/>
    </style:style>
    <style:style style:name="P16" style:parent-style-name="Standard" style:family="paragraph">
      <style:text-properties fo:language="pl" fo:country="PL"/>
    </style:style>
    <style:style style:name="P17" style:parent-style-name="Standard" style:family="paragraph">
      <style:text-properties fo:language="pl" fo:country="PL"/>
    </style:style>
    <style:style style:name="P18" style:parent-style-name="Standard" style:family="paragraph">
      <style:text-properties fo:language="pl" fo:country="PL"/>
    </style:style>
    <style:style style:name="P19" style:parent-style-name="Standard" style:family="paragraph"/>
    <style:style style:name="T20" style:parent-style-name="Domyślnaczcionkaakapitu" style:family="text">
      <style:text-properties fo:color="#7030A0" fo:language="pl" fo:country="PL"/>
    </style:style>
    <style:style style:name="T21" style:parent-style-name="Domyślnaczcionkaakapitu" style:family="text">
      <style:text-properties fo:language="pl" fo:country="PL"/>
    </style:style>
    <style:style style:name="P22" style:parent-style-name="Standard" style:family="paragraph"/>
    <style:style style:name="T23" style:parent-style-name="Domyślnaczcionkaakapitu" style:family="text">
      <style:text-properties fo:color="#92D050" fo:language="pl" fo:country="PL"/>
    </style:style>
    <style:style style:name="T24" style:parent-style-name="Domyślnaczcionkaakapitu" style:family="text">
      <style:text-properties fo:color="#92D050" fo:language="pl" fo:country="PL"/>
    </style:style>
    <style:style style:name="T25" style:parent-style-name="Domyślnaczcionkaakapitu" style:family="text">
      <style:text-properties fo:language="pl" fo:country="PL"/>
    </style:style>
    <style:style style:name="P26" style:parent-style-name="Standard" style:family="paragraph">
      <style:text-properties fo:language="pl" fo:country="PL"/>
    </style:style>
    <style:style style:name="P27" style:parent-style-name="Standard" style:family="paragraph">
      <style:text-properties fo:color="#70AD47" fo:language="pl" fo:country="PL"/>
    </style:style>
    <style:style style:name="P28" style:parent-style-name="Standard" style:family="paragraph">
      <style:text-properties fo:color="#70AD47" fo:language="pl" fo:country="PL"/>
    </style:style>
    <style:style style:name="P29" style:parent-style-name="Standard" style:family="paragraph">
      <style:text-properties fo:color="#70AD47" fo:language="pl" fo:country="PL"/>
    </style:style>
    <style:style style:name="P30" style:parent-style-name="Standard" style:family="paragraph"/>
    <style:style style:name="T31" style:parent-style-name="Domyślnaczcionkaakapitu" style:family="text">
      <style:text-properties fo:color="#C00000" fo:language="pl" fo:country="PL"/>
    </style:style>
    <style:style style:name="T32" style:parent-style-name="Domyślnaczcionkaakapitu" style:family="text">
      <style:text-properties fo:color="#C00000" fo:language="pl" fo:country="PL"/>
    </style:style>
    <style:style style:name="T33" style:parent-style-name="Domyślnaczcionkaakapitu" style:family="text">
      <style:text-properties fo:language="pl" fo:country="PL"/>
    </style:style>
    <style:style style:name="P34" style:parent-style-name="Standard" style:family="paragraph">
      <style:text-properties fo:color="#70AD47" fo:language="pl" fo:country="PL"/>
    </style:style>
    <style:style style:name="P35" style:parent-style-name="Standard" style:family="paragraph">
      <style:text-properties fo:color="#70AD47" fo:language="pl" fo:country="PL"/>
    </style:style>
    <style:style style:name="P36" style:parent-style-name="Standard" style:family="paragraph"/>
    <style:style style:name="T37" style:parent-style-name="Domyślnaczcionkaakapitu" style:family="text">
      <style:text-properties fo:color="#70AD47" fo:language="pl" fo:country="PL"/>
    </style:style>
    <style:style style:name="T38" style:parent-style-name="Domyślnaczcionkaakapitu" style:family="text">
      <style:text-properties fo:color="#70AD47" fo:language="pl" fo:country="PL"/>
    </style:style>
    <style:style style:name="T39" style:parent-style-name="Domyślnaczcionkaakapitu" style:family="text">
      <style:text-properties fo:color="#70AD47" fo:language="pl" fo:country="PL"/>
    </style:style>
    <style:style style:name="T40" style:parent-style-name="Domyślnaczcionkaakapitu" style:family="text">
      <style:text-properties fo:color="#70AD47" fo:language="pl" fo:country="PL"/>
    </style:style>
    <style:style style:name="T41" style:parent-style-name="Domyślnaczcionkaakapitu" style:family="text">
      <style:text-properties fo:color="#70AD47" fo:language="pl" fo:country="PL"/>
    </style:style>
    <style:style style:name="T42" style:parent-style-name="Domyślnaczcionkaakapitu" style:family="text">
      <style:text-properties fo:color="#70AD47" fo:language="pl" fo:country="PL"/>
    </style:style>
    <style:style style:name="T43" style:parent-style-name="Domyślnaczcionkaakapitu" style:family="text">
      <style:text-properties fo:color="#70AD47" fo:language="pl" fo:country="PL"/>
    </style:style>
    <style:style style:name="T44" style:parent-style-name="Domyślnaczcionkaakapitu" style:family="text">
      <style:text-properties fo:color="#70AD47" fo:language="pl" fo:country="PL"/>
    </style:style>
    <style:style style:name="T45" style:parent-style-name="Domyślnaczcionkaakapitu" style:family="text">
      <style:text-properties fo:color="#70AD47" fo:language="pl" fo:country="PL"/>
    </style:style>
    <style:style style:name="T46" style:parent-style-name="Domyślnaczcionkaakapitu" style:family="text">
      <style:text-properties fo:color="#70AD47" fo:language="pl" fo:country="PL"/>
    </style:style>
    <style:style style:name="P47" style:parent-style-name="Standard" style:family="paragraph"/>
    <style:style style:name="T48" style:parent-style-name="Domyślnaczcionkaakapitu" style:family="text">
      <style:text-properties fo:color="#70AD47" fo:language="pl" fo:country="PL"/>
    </style:style>
    <style:style style:name="T49" style:parent-style-name="Domyślnaczcionkaakapitu" style:family="text">
      <style:text-properties fo:color="#70AD47" fo:language="pl" fo:country="PL"/>
    </style:style>
    <style:style style:name="P50" style:parent-style-name="Standard" style:family="paragraph">
      <style:text-properties fo:color="#70AD47" fo:language="pl" fo:country="PL"/>
    </style:style>
    <style:style style:name="P51" style:parent-style-name="Standard" style:family="paragraph">
      <style:text-properties fo:color="#70AD47" fo:language="pl" fo:country="PL"/>
    </style:style>
    <style:style style:name="P52" style:parent-style-name="Standard" style:family="paragraph">
      <style:text-properties fo:color="#70AD47" fo:language="pl" fo:country="PL"/>
    </style:style>
    <style:style style:name="P53" style:parent-style-name="Standard" style:family="paragraph">
      <style:text-properties fo:color="#70AD47" fo:language="pl" fo:country="PL"/>
    </style:style>
    <style:style style:name="P54" style:parent-style-name="Standard" style:family="paragraph"/>
    <style:style style:name="T55" style:parent-style-name="Domyślnaczcionkaakapitu" style:family="text">
      <style:text-properties fo:color="#70AD47" fo:language="pl" fo:country="PL"/>
    </style:style>
    <style:style style:name="T56" style:parent-style-name="Domyślnaczcionkaakapitu" style:family="text">
      <style:text-properties fo:color="#70AD47" fo:language="pl" fo:country="PL"/>
    </style:style>
    <style:style style:name="T57" style:parent-style-name="Domyślnaczcionkaakapitu" style:family="text">
      <style:text-properties fo:color="#70AD47" fo:language="pl" fo:country="PL"/>
    </style:style>
    <style:style style:name="P58" style:parent-style-name="Standard" style:family="paragraph"/>
    <style:style style:name="T59" style:parent-style-name="Domyślnaczcionkaakapitu" style:family="text">
      <style:text-properties fo:color="#70AD47" fo:language="pl" fo:country="PL"/>
    </style:style>
    <style:style style:name="P60" style:parent-style-name="Standard" style:family="paragraph"/>
    <style:style style:name="T61" style:parent-style-name="Domyślnaczcionkaakapitu" style:family="text">
      <style:text-properties fo:color="#C00000" fo:language="pl" fo:country="PL"/>
    </style:style>
    <style:style style:name="T62" style:parent-style-name="Domyślnaczcionkaakapitu" style:family="text">
      <style:text-properties fo:color="#FF0000" fo:language="pl" fo:country="PL"/>
    </style:style>
    <style:style style:name="P63" style:parent-style-name="Standard" style:family="paragraph">
      <style:text-properties fo:language="pl" fo:country="PL"/>
    </style:style>
    <style:style style:name="P64" style:parent-style-name="Normalny" style:family="paragraph">
      <style:paragraph-properties fo:break-before="page"/>
      <style:text-properties fo:language="pl" fo:country="PL" fo:hyphenate="true"/>
    </style:style>
    <style:style style:name="P65" style:parent-style-name="Standard" style:family="paragraph">
      <style:text-properties fo:color="#70AD47" fo:language="pl" fo:country="PL"/>
    </style:style>
    <style:style style:name="P66" style:parent-style-name="Standard" style:family="paragraph">
      <style:text-properties fo:color="#70AD47" fo:language="pl" fo:country="PL"/>
    </style:style>
    <style:style style:name="P67" style:parent-style-name="Standard" style:family="paragraph">
      <style:text-properties fo:color="#70AD47" fo:language="pl" fo:country="PL"/>
    </style:style>
    <style:style style:name="P68" style:parent-style-name="Standard" style:family="paragraph">
      <style:text-properties fo:color="#70AD47" fo:language="pl" fo:country="PL"/>
    </style:style>
    <style:style style:name="P69" style:parent-style-name="Standard" style:family="paragraph">
      <style:text-properties fo:color="#70AD47" fo:language="pl" fo:country="PL"/>
    </style:style>
    <style:style style:name="P70" style:parent-style-name="Standard" style:family="paragraph">
      <style:text-properties fo:color="#70AD47" fo:language="pl" fo:country="PL"/>
    </style:style>
    <style:style style:name="P71" style:parent-style-name="Standard" style:family="paragraph">
      <style:text-properties fo:color="#70AD47" fo:language="pl" fo:country="PL"/>
    </style:style>
    <style:style style:name="P72" style:parent-style-name="Standard" style:family="paragraph">
      <style:text-properties fo:color="#70AD47" fo:language="pl" fo:country="PL"/>
    </style:style>
    <style:style style:name="P73" style:parent-style-name="Standard" style:family="paragraph">
      <style:text-properties fo:color="#7030A0" fo:language="pl" fo:country="PL"/>
    </style:style>
    <style:style style:name="P74" style:parent-style-name="Standard" style:family="paragraph">
      <style:text-properties fo:language="pl" fo:country="PL"/>
    </style:style>
    <style:style style:name="P75" style:parent-style-name="Standard" style:family="paragraph">
      <style:text-properties fo:language="pl" fo:country="PL"/>
    </style:style>
    <style:style style:name="P76" style:parent-style-name="Standard" style:family="paragraph"/>
    <style:style style:name="T77" style:parent-style-name="Domyślnaczcionkaakapitu" style:family="text">
      <style:text-properties fo:color="#70AD47" fo:language="pl" fo:country="PL"/>
    </style:style>
    <style:style style:name="T78" style:parent-style-name="Domyślnaczcionkaakapitu" style:family="text">
      <style:text-properties fo:language="pl" fo:country="PL"/>
    </style:style>
    <style:style style:name="P79" style:parent-style-name="Standard" style:family="paragraph">
      <style:text-properties fo:color="#7030A0" fo:language="pl" fo:country="PL"/>
    </style:style>
    <style:style style:name="P80" style:parent-style-name="Standard" style:family="paragraph">
      <style:text-properties fo:language="pl" fo:country="PL"/>
    </style:style>
    <style:style style:name="P81" style:parent-style-name="Standard" style:family="paragraph">
      <style:text-properties fo:color="#92D050" fo:language="pl" fo:country="PL"/>
    </style:style>
    <style:style style:name="P82" style:parent-style-name="Standard" style:family="paragraph">
      <style:text-properties fo:color="#92D050" fo:language="pl" fo:country="PL"/>
    </style:style>
    <style:style style:name="P83" style:parent-style-name="Standard" style:family="paragraph">
      <style:text-properties fo:language="pl" fo:country="PL"/>
    </style:style>
    <style:style style:name="P84" style:parent-style-name="Nagłówek1" style:family="paragraph">
      <style:text-properties fo:language="pl" fo:country="PL"/>
    </style:style>
    <style:style style:name="P85" style:parent-style-name="Standard" style:family="paragraph">
      <style:text-properties fo:color="#92D050" fo:language="pl" fo:country="PL"/>
    </style:style>
    <style:style style:name="P86" style:parent-style-name="Standard" style:family="paragraph">
      <style:text-properties fo:color="#70AD47" fo:language="pl" fo:country="PL"/>
    </style:style>
    <style:style style:name="P87" style:parent-style-name="Standard" style:family="paragraph">
      <style:text-properties fo:language="pl" fo:country="PL"/>
    </style:style>
    <style:style style:name="P88" style:parent-style-name="Standard" style:family="paragraph">
      <style:text-properties fo:color="#7030A0" fo:language="pl" fo:country="PL"/>
    </style:style>
    <style:style style:name="P89" style:parent-style-name="Standard" style:family="paragraph"/>
    <style:style style:name="T90" style:parent-style-name="Domyślnaczcionkaakapitu" style:family="text">
      <style:text-properties fo:color="#70AD47" fo:language="pl" fo:country="PL"/>
    </style:style>
    <style:style style:name="P91" style:parent-style-name="Standard" style:family="paragraph">
      <style:text-properties fo:color="#70AD47" fo:language="pl" fo:country="PL"/>
    </style:style>
    <style:style style:name="P92" style:parent-style-name="Standard" style:family="paragraph">
      <style:text-properties fo:color="#70AD47" fo:language="pl" fo:country="PL"/>
    </style:style>
    <style:style style:name="P93" style:parent-style-name="Standard" style:family="paragraph"/>
    <style:style style:name="T94" style:parent-style-name="Domyślnaczcionkaakapitu" style:family="text">
      <style:text-properties fo:color="#70AD47" fo:language="pl" fo:country="PL"/>
    </style:style>
    <style:style style:name="T95" style:parent-style-name="Domyślnaczcionkaakapitu" style:family="text">
      <style:text-properties fo:color="#92D050" fo:language="pl" fo:country="PL"/>
    </style:style>
    <style:style style:name="T96" style:parent-style-name="Domyślnaczcionkaakapitu" style:family="text">
      <style:text-properties fo:color="#92D050" fo:language="pl" fo:country="PL"/>
    </style:style>
    <style:style style:name="P97" style:parent-style-name="Standard" style:family="paragraph">
      <style:text-properties fo:color="#FF0000" fo:language="pl" fo:country="PL"/>
    </style:style>
    <style:style style:name="P98" style:parent-style-name="Standard" style:family="paragraph"/>
    <style:style style:name="T99" style:parent-style-name="Domyślnaczcionkaakapitu" style:family="text">
      <style:text-properties fo:color="#70AD47" fo:language="pl" fo:country="PL"/>
    </style:style>
    <style:style style:name="T100" style:parent-style-name="Domyślnaczcionkaakapitu" style:family="text">
      <style:text-properties fo:language="pl" fo:country="PL"/>
    </style:style>
    <style:style style:name="T101" style:parent-style-name="Domyślnaczcionkaakapitu" style:family="text">
      <style:text-properties fo:color="#70AD47" fo:language="pl" fo:country="PL"/>
    </style:style>
    <style:style style:name="T102" style:parent-style-name="Domyślnaczcionkaakapitu" style:family="text">
      <style:text-properties fo:color="#70AD47" fo:language="pl" fo:country="PL"/>
    </style:style>
    <style:style style:name="P103" style:parent-style-name="Standard" style:family="paragraph"/>
    <style:style style:name="T104" style:parent-style-name="Domyślnaczcionkaakapitu" style:family="text">
      <style:text-properties fo:color="#C00000" fo:language="pl" fo:country="PL"/>
    </style:style>
    <style:style style:name="T105" style:parent-style-name="Domyślnaczcionkaakapitu" style:family="text">
      <style:text-properties fo:color="#C00000" fo:language="pl" fo:country="PL"/>
    </style:style>
    <style:style style:name="T106" style:parent-style-name="Domyślnaczcionkaakapitu" style:family="text">
      <style:text-properties fo:color="#C00000" fo:language="pl" fo:country="PL"/>
    </style:style>
    <style:style style:name="T107" style:parent-style-name="Domyślnaczcionkaakapitu" style:family="text">
      <style:text-properties fo:color="#C00000" fo:language="pl" fo:country="PL"/>
    </style:style>
    <style:style style:name="T108" style:parent-style-name="Domyślnaczcionkaakapitu" style:family="text">
      <style:text-properties fo:color="#C00000" fo:language="pl" fo:country="PL"/>
    </style:style>
    <style:style style:name="T109" style:parent-style-name="Domyślnaczcionkaakapitu" style:family="text">
      <style:text-properties fo:color="#C00000" fo:language="pl" fo:country="PL"/>
    </style:style>
    <style:style style:name="P110" style:parent-style-name="Standard" style:family="paragraph">
      <style:text-properties fo:color="#FFC000" fo:language="pl" fo:country="PL"/>
    </style:style>
    <style:style style:name="P111" style:parent-style-name="Standard" style:family="paragraph">
      <style:text-properties fo:color="#FFC000" fo:language="pl" fo:country="PL"/>
    </style:style>
    <style:style style:name="P112" style:parent-style-name="Standard" style:family="paragraph">
      <style:text-properties fo:color="#FFC000" fo:language="pl" fo:country="PL"/>
    </style:style>
    <style:style style:name="P113" style:parent-style-name="Standard" style:family="paragraph">
      <style:text-properties fo:color="#70AD47" fo:language="pl" fo:country="PL"/>
    </style:style>
    <style:style style:name="P114" style:parent-style-name="Standard" style:family="paragraph"/>
    <style:style style:name="T115" style:parent-style-name="Domyślnaczcionkaakapitu" style:family="text">
      <style:text-properties fo:color="#70AD47" fo:language="pl" fo:country="PL"/>
    </style:style>
    <style:style style:name="T116" style:parent-style-name="Domyślnaczcionkaakapitu" style:family="text">
      <style:text-properties fo:color="#70AD47" fo:language="pl" fo:country="PL"/>
    </style:style>
    <style:style style:name="T117" style:parent-style-name="Domyślnaczcionkaakapitu" style:family="text">
      <style:text-properties fo:color="#70AD47" fo:language="pl" fo:country="PL"/>
    </style:style>
    <style:style style:name="P118" style:parent-style-name="Standard" style:family="paragraph">
      <style:text-properties fo:color="#70AD47" fo:language="pl" fo:country="PL"/>
    </style:style>
    <style:style style:name="P119" style:parent-style-name="Standard" style:family="paragraph">
      <style:text-properties fo:color="#70AD47" fo:language="pl" fo:country="PL"/>
    </style:style>
    <style:style style:name="P120" style:parent-style-name="Standard" style:family="paragraph">
      <style:text-properties fo:color="#70AD47" fo:language="pl" fo:country="PL"/>
    </style:style>
    <style:style style:name="P121" style:parent-style-name="Standard" style:family="paragraph"/>
    <style:style style:name="T122" style:parent-style-name="Domyślnaczcionkaakapitu" style:family="text">
      <style:text-properties fo:color="#70AD47" fo:language="pl" fo:country="PL"/>
    </style:style>
    <style:style style:name="T123" style:parent-style-name="Domyślnaczcionkaakapitu" style:family="text">
      <style:text-properties fo:color="#70AD47" fo:language="pl" fo:country="PL"/>
    </style:style>
    <style:style style:name="P124" style:parent-style-name="Standard" style:family="paragraph">
      <style:text-properties fo:color="#70AD47" fo:language="pl" fo:country="PL"/>
    </style:style>
    <style:style style:name="P125" style:parent-style-name="Standard" style:family="paragraph">
      <style:text-properties fo:color="#70AD47" fo:language="pl" fo:country="PL"/>
    </style:style>
    <style:style style:name="P126" style:parent-style-name="Standard" style:family="paragraph">
      <style:text-properties fo:color="#70AD47" fo:language="pl" fo:country="PL"/>
    </style:style>
    <style:style style:name="P127" style:parent-style-name="Standard" style:family="paragraph"/>
    <style:style style:name="T128" style:parent-style-name="Domyślnaczcionkaakapitu" style:family="text">
      <style:text-properties fo:color="#70AD47" fo:language="pl" fo:country="PL"/>
    </style:style>
    <style:style style:name="T129" style:parent-style-name="Domyślnaczcionkaakapitu" style:family="text">
      <style:text-properties fo:language="pl" fo:country="PL"/>
    </style:style>
    <style:style style:name="T130" style:parent-style-name="Domyślnaczcionkaakapitu" style:family="text">
      <style:text-properties fo:color="#FFC000" fo:language="pl" fo:country="PL"/>
    </style:style>
    <style:style style:name="P131" style:parent-style-name="Standard" style:family="paragraph">
      <style:text-properties fo:color="#70AD47" fo:language="pl" fo:country="PL"/>
    </style:style>
    <style:style style:name="P132" style:parent-style-name="Standard" style:family="paragraph">
      <style:text-properties fo:color="#70AD47" fo:language="pl" fo:country="PL"/>
    </style:style>
    <style:style style:name="P133" style:parent-style-name="Standard" style:family="paragraph"/>
    <style:style style:name="T134" style:parent-style-name="Domyślnaczcionkaakapitu" style:family="text">
      <style:text-properties fo:color="#70AD47" fo:language="pl" fo:country="PL"/>
    </style:style>
    <style:style style:name="T135" style:parent-style-name="Domyślnaczcionkaakapitu" style:family="text">
      <style:text-properties fo:color="#FFC000" fo:language="pl" fo:country="PL"/>
    </style:style>
    <style:style style:name="P136" style:parent-style-name="Standard" style:family="paragraph">
      <style:text-properties fo:color="#92D050" fo:language="pl" fo:country="PL"/>
    </style:style>
    <style:style style:name="P137" style:parent-style-name="Standard" style:family="paragraph"/>
    <style:style style:name="T138" style:parent-style-name="Domyślnaczcionkaakapitu" style:family="text">
      <style:text-properties fo:color="#92D050" fo:language="pl" fo:country="PL"/>
    </style:style>
    <style:style style:name="T139" style:parent-style-name="Domyślnaczcionkaakapitu" style:family="text">
      <style:text-properties fo:color="#92D050" fo:language="pl" fo:country="PL"/>
    </style:style>
    <style:style style:name="T140" style:parent-style-name="Domyślnaczcionkaakapitu" style:family="text">
      <style:text-properties fo:language="pl" fo:country="PL"/>
    </style:style>
    <style:style style:name="T141" style:parent-style-name="Domyślnaczcionkaakapitu" style:family="text">
      <style:text-properties fo:color="#FF0000" fo:language="pl" fo:country="PL"/>
    </style:style>
    <style:style style:name="P142" style:parent-style-name="Standard" style:family="paragraph"/>
    <style:style style:name="T143" style:parent-style-name="Domyślnaczcionkaakapitu" style:family="text">
      <style:text-properties fo:color="#92D050" fo:language="pl" fo:country="PL"/>
    </style:style>
    <style:style style:name="P144" style:parent-style-name="Standard" style:family="paragraph">
      <style:text-properties fo:language="pl" fo:country="PL"/>
    </style:style>
    <style:style style:name="P145" style:parent-style-name="Standard" style:family="paragraph">
      <style:text-properties fo:language="pl" fo:country="PL"/>
    </style:style>
    <style:style style:name="P146" style:parent-style-name="Standard" style:family="paragraph">
      <style:text-properties fo:language="pl" fo:country="PL"/>
    </style:style>
    <style:style style:name="P147" style:parent-style-name="Standard" style:family="paragraph">
      <style:text-properties fo:language="pl" fo:country="PL"/>
    </style:style>
    <style:style style:name="P148" style:parent-style-name="Standard" style:family="paragraph">
      <style:text-properties fo:language="pl" fo:country="PL"/>
    </style:style>
    <style:style style:name="P149" style:parent-style-name="Standard" style:family="paragraph">
      <style:text-properties fo:color="#70AD47" fo:language="pl" fo:country="PL"/>
    </style:style>
    <style:style style:name="P150" style:parent-style-name="Standard" style:family="paragraph">
      <style:text-properties fo:color="#70AD47" fo:language="pl" fo:country="PL"/>
    </style:style>
    <style:style style:name="P151" style:parent-style-name="Standard" style:family="paragraph"/>
    <style:style style:name="T152" style:parent-style-name="Domyślnaczcionkaakapitu" style:family="text">
      <style:text-properties fo:color="#70AD47" fo:language="pl" fo:country="PL"/>
    </style:style>
    <style:style style:name="T153" style:parent-style-name="Domyślnaczcionkaakapitu" style:family="text">
      <style:text-properties fo:language="pl" fo:country="PL"/>
    </style:style>
    <style:style style:name="P154" style:parent-style-name="Standard" style:family="paragraph"/>
    <style:style style:name="T155" style:parent-style-name="Domyślnaczcionkaakapitu" style:family="text">
      <style:text-properties fo:color="#70AD47" fo:language="pl" fo:country="PL"/>
    </style:style>
    <style:style style:name="P156" style:parent-style-name="Standard" style:family="paragraph">
      <style:text-properties fo:color="#7030A0" fo:language="pl" fo:country="PL"/>
    </style:style>
    <style:style style:name="P157" style:parent-style-name="Standard" style:family="paragraph"/>
    <style:style style:name="T158" style:parent-style-name="Domyślnaczcionkaakapitu" style:family="text">
      <style:text-properties fo:color="#7030A0" fo:language="pl" fo:country="PL"/>
    </style:style>
    <style:style style:name="T159" style:parent-style-name="Domyślnaczcionkaakapitu" style:family="text">
      <style:text-properties fo:color="#7030A0" fo:language="pl" fo:country="PL"/>
    </style:style>
    <style:style style:name="T160" style:parent-style-name="Domyślnaczcionkaakapitu" style:family="text">
      <style:text-properties fo:language="pl" fo:country="PL"/>
    </style:style>
    <style:style style:name="P161" style:parent-style-name="Nagłówek1" style:family="paragraph">
      <style:text-properties fo:language="pl" fo:country="PL"/>
    </style:style>
    <style:style style:name="T162" style:parent-style-name="Domyślnaczcionkaakapitu" style:family="text">
      <style:text-properties fo:font-style="italic" style:font-style-asian="italic" style:font-style-complex="italic" fo:language="pl" fo:country="PL"/>
    </style:style>
    <style:style style:name="T163" style:parent-style-name="Domyślnaczcionkaakapitu" style:family="text">
      <style:text-properties fo:language="pl" fo:country="PL"/>
    </style:style>
  </office:automatic-styles>
  <office:body>
    <office:text text:use-soft-page-breaks="true">
      <text:h text:style-name="P1" text:outline-level="1">Zarys ogólny strony</text:h>
      <text:p text:style-name="P2">Słowo przedwstępne:</text:p>
      <text:list text:style-name="LFO1" text:continue-numbering="true">
        <text:list-item>
          <text:p text:style-name="P3"><text:span text:style-name="T4">Zlecenie dotyczy przygotowania projektu graficznego dla firmy zajmującej się budownictwem przemysłowym i wynajmem sprzętu –<text:s/></text:span><text:a xlink:href="http://mrdzwigi.com.pl/" office:target-frame-name="_top" xlink:show="replace"><text:span text:style-name="T5">http://mrdzwigi.com.pl</text:span></text:a><text:span text:style-name="T6">,<text:s/></text:span><text:a xlink:href="http://mrdzwigi.eu/" office:target-frame-name="_top" xlink:show="replace"><text:span text:style-name="T7">http://mrdzwigi.eu/</text:span></text:a></text:p>
        </text:list-item>
        <text:list-item>
          <text:p text:style-name="P8">Wstępny projekt graficzny ma być przygotowany w dwóch wersjach wstępnych – różniących się kolorystyką, układem i elementami wykończenia.</text:p>
        </text:list-item>
        <text:list-item>
          <text:p text:style-name="P9">Trzecia przygotowana wersja będzie wersją finalną powstałą na podstawie dwóch wcześniej zaproponowanych.</text:p>
        </text:list-item>
        <text:list-item>
          <text:p text:style-name="P10">Kolorystyka strony dostosowana ma być do logotypu. Dopuszczana jest zmiana odcieni kolorów w logotypie (ciemniejsze/jaśniejsze).</text:p>
        </text:list-item>
      </text:list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Elementy wspólne wszystkich stron:</text:p>
      <text:list text:style-name="LFO2" text:continue-numbering="true">
        <text:list-item>
          <text:p text:style-name="P19"><text:span text:style-name="T20">Wszelkie strony powinny mieścić się na jednym ekranie<text:s/></text:span><text:span text:style-name="T21">(z wyjątkiem strony głównej, która powinna być zaprojektowana “na trzy ekrany”). Innymi słowy, pozycje w Portfolio nie powinny być “ucięte” w połowie podczas przeglądania.</text:span></text:p>
        </text:list-item>
        <text:list-item>
          <text:p text:style-name="P22"><text:span text:style-name="T23">Powinna być zago</text:span><text:span text:style-name="T24">spodarowana cała przestrzeń ekranu<text:s/></text:span><text:span text:style-name="T25">– forma „fluid” a nie „fixed”. Innymi słowy – brak wolnych pasów po bokach.</text:span></text:p>
        </text:list-item>
        <text:list-item>
          <text:p text:style-name="P26">Nagłówek:</text:p>
          <text:list text:continue-numbering="true">
            <text:list-item>
              <text:p text:style-name="P27">Duże logo</text:p>
            </text:list-item>
            <text:list-item>
              <text:p text:style-name="P28">Bez przeźroczystości po najechaniu</text:p>
            </text:list-item>
            <text:list-item>
              <text:p text:style-name="P29">Brak wyszukiwarki</text:p>
            </text:list-item>
            <text:list-item>
              <text:p text:style-name="P30"><text:span text:style-name="T31">Miejsce na 4 flagi do obsługi różnych języków – polski, angielski, niemi</text:span><text:span text:style-name="T32">ecki, włosk</text:span><text:span text:style-name="T33">i</text:span></text:p>
            </text:list-item>
            <text:list-item>
              <text:p text:style-name="P34">Miejsce na numer telefonu</text:p>
            </text:list-item>
            <text:list-item>
              <text:p text:style-name="P35">Menu poziome:</text:p>
              <text:list text:continue-numbering="true">
                <text:list-item>
                  <text:p text:style-name="P36"><text:span text:style-name="T37">inspiracja –<text:s/></text:span><text:a xlink:href="https://deepsouthcrane.com/about" office:target-frame-name="_top" xlink:show="replace"><text:span text:style-name="T38">http</text:span><text:bookmark-start text:name="_Hlt43107317"/><text:span text:style-name="T39">s</text:span><text:bookmark-end text:name="_Hlt43107317"/><text:span text:style-name="T40">://deepso</text:span><text:bookmark-start text:name="_Hlt42423058"/><text:bookmark-start text:name="_Hlt42423059"/><text:span text:style-name="T41">u</text:span><text:bookmark-end text:name="_Hlt42423058"/><text:bookmark-end text:name="_Hlt42423059"/><text:span text:style-name="T42">thc</text:span><text:bookmark-start text:name="_Hlt43105249"/><text:span text:style-name="T43">r</text:span><text:bookmark-end text:name="_Hlt43105249"/><text:span text:style-name="T44">ane</text:span><text:bookmark-start text:name="_Hlt43105269"/><text:span text:style-name="T45">.</text:span><text:bookmark-end text:name="_Hlt43105269"/><text:span text:style-name="T46">com/about</text:span></text:a></text:p>
                </text:list-item>
                <text:list-item>
                  <text:p text:style-name="P47"><text:span text:style-name="T48">menu “sticky” jadące za użytkownikiem podczas przewijania strony jak na <text:s/></text:span><text:a xlink:href="https://deepsouthcrane.com/about" office:target-frame-name="_top" xlink:show="replace"><text:span text:style-name="T49">https://deepsouthcrane.com/about</text:span></text:a></text:p>
                </text:list-item>
              </text:list>
            </text:list-item>
          </text:list>
        </text:list-item>
        <text:list-item>
          <text:p text:style-name="P50">Stopka:</text:p>
          <text:list text:continue-numbering="true">
            <text:list-item>
              <text:p text:style-name="P51">“copyrighty”</text:p>
            </text:list-item>
            <text:list-item>
              <text:p text:style-name="P52">polityka prywatności (RODO)</text:p>
            </text:list-item>
            <text:list-item>
              <text:p text:style-name="P53">mapa strony</text:p>
            </text:list-item>
          </text:list>
        </text:list-item>
        <text:list-item>
          <text:p text:style-name="P54"><text:span text:style-name="T55">Widżet “skontaktuj się z nami” (formularz kontaktowy) –<text:s/></text:span><text:a xlink:href="https://www.tawk.to/" office:target-frame-name="_top" xlink:show="replace"><text:span text:style-name="T56">https://www.tawk.to/</text:span></text:a><text:span text:style-name="T57">:</text:span></text:p>
          <text:list text:continue-numbering="true">
            <text:list-item>
              <text:p text:style-name="P58"><text:span text:style-name="T59">w kolorystyce pomarańcz/czerwieni - rzucające</text:span></text:p>
            </text:list-item>
          </text:list>
        </text:list-item>
        <text:list-item>
          <text:p text:style-name="P60"><text:span text:style-name="T61">Informacja o potrzebie zaakceptowania cookie i przetwarzaniu dany</text:span><text:span text:style-name="T62">ch</text:span></text:p>
        </text:list-item>
      </text:list>
      <text:p text:style-name="P63"/>
      <text:p text:style-name="P64"/>
      <text:p text:style-name="P65">Pozycje w menu:</text:p>
      <text:list text:style-name="LFO3" text:continue-numbering="true">
        <text:list-item>
          <text:p text:style-name="P66">O nas</text:p>
        </text:list-item>
        <text:list-item>
          <text:p text:style-name="P67">Budownictwo przemysłowe</text:p>
          <text:list text:continue-numbering="true">
            <text:list-item>
              <text:p text:style-name="P68">Portfolio</text:p>
            </text:list-item>
            <text:list-item>
              <text:p text:style-name="P69">Dział techniczny</text:p>
            </text:list-item>
            <text:list-item>
              <text:p text:style-name="P70">Polecane firmy</text:p>
            </text:list-item>
          </text:list>
        </text:list-item>
        <text:list-item>
          <text:p text:style-name="P71">Wynajem sprzętu</text:p>
          <text:list text:continue-numbering="true">
            <text:list-item>
              <text:p text:style-name="P72">Dział techniczny</text:p>
            </text:list-item>
          </text:list>
        </text:list-item>
        <text:list-item>
          <text:p text:style-name="P73">Kontakt</text:p>
        </text:list-item>
      </text:list>
      <text:p text:style-name="P74"/>
      <text:p text:style-name="P75">Podstrony, do których linki nie znajdują się w menu:</text:p>
      <text:list text:style-name="LFO4" text:continue-numbering="true">
        <text:list-item>
          <text:p text:style-name="P76"><text:span text:style-name="T77">Strona główna (po wejściu na stronę oraz po kliknięciu w logotyp</text:span><text:span text:style-name="T78">)</text:span></text:p>
        </text:list-item>
        <text:list-item>
          <text:p text:style-name="P79">Strona podglądu realizacji (po kliknięciu na nią w portfolio)</text:p>
        </text:list-item>
        <text:list-item>
          <text:p text:style-name="P80">Wynajem sprzętu II (po kliknięciu w nazwę sprzętu)</text:p>
        </text:list-item>
        <text:list-item>
          <text:p text:style-name="P81">Polityka<text:s/>prywatności (po kliknięciu w stopce)</text:p>
        </text:list-item>
        <text:list-item>
          <text:p text:style-name="P82">Mapa strony (po kliknięciu w stopce)</text:p>
        </text:list-item>
      </text:list>
      <text:p text:style-name="P83"/>
      <text:h text:style-name="P84" text:outline-level="1">Zawartość poszczególnych podstron</text:h>
      <text:list text:style-name="LFO5" text:continue-numbering="true">
        <text:list-item>
          <text:p text:style-name="P85">Strona główna (odnośnik “O nas” w menu prowadzi do drugiego z „bloków”)</text:p>
        </text:list-item>
      </text:list>
      <text:list text:style-name="LFO6" text:continue-numbering="true">
        <text:list-item>
          <text:list>
            <text:list-item>
              <text:p text:style-name="P86">jest to połączona “strona główna” ze stroną “o nas”,</text:p>
            </text:list-item>
            <text:list-item>
              <text:p text:style-name="P87">bloki (każdy zajmujący<text:s/>jeden ekran):</text:p>
              <text:list text:continue-numbering="true">
                <text:list-item>
                  <text:p text:style-name="P88">slajder (ze zdjęciami i zajawkami) – domyślnie będzie widoczny po wejściu na stronę</text:p>
                </text:list-item>
                <text:list-item>
                  <text:p text:style-name="P89"><text:span text:style-name="T90">o nas – możliwość przewinięcia w dół; albo przejścia po kliknięciu w menu pozycje “O nas”:</text:span></text:p>
                  <text:list text:continue-numbering="true">
                    <text:list-item>
                      <text:list>
                        <text:list-item>
                          <text:p text:style-name="P91">tekst</text:p>
                        </text:list-item>
                        <text:list-item>
                          <text:p text:style-name="P92">4 zdjęcia</text:p>
                        </text:list-item>
                        <text:list-item>
                          <text:p text:style-name="P93"><text:span text:style-name="T94">linia czasu (rok<text:s/></text:span><text:span text:style-name="T95">+ opis co się zdarzyło w danym ro</text:span><text:span text:style-name="T96">ku) – po kliknięciu na dany rok zmieniają się 4 powyższe zdjęcia na te dla danego roku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7">referencje – możliwość przewinięcia w dół</text:p>
                </text:list-item>
              </text:list>
            </text:list-item>
            <text:list-item>
              <text:p text:style-name="P98"><text:span text:style-name="T99">blok 1. (slajder) musi zawierać również pełne menu, a reszta bloków wersję niższą („sticky”).</text:span><text:span text:style-name="T100"><text:s/></text:span><text:span text:style-name="T101">Ostatni blok (referencje) musi za</text:span><text:span text:style-name="T102">wierać stopkę.</text:span></text:p>
            </text:list-item>
            <text:list-item>
              <text:p text:style-name="P103"><text:span text:style-name="T104">Działanie bloków na zasadzie “full page scrolling” -<text:s/></text:span><text:a xlink:href="https://alvarotrigo.com/fullPage/#page1" office:target-frame-name="_top" xlink:show="replace"><text:span text:style-name="T105">https://alvarotrigo.com/fullPage</text:span><text:bookmark-start text:name="_Hlt43108218"/><text:span text:style-name="T106">/</text:span><text:bookmark-end text:name="_Hlt43108218"/><text:span text:style-name="T107">#pag</text:span><text:bookmark-start text:name="_Hlt42437598"/><text:span text:style-name="T108">e</text:span><text:bookmark-end text:name="_Hlt42437598"/><text:span text:style-name="T109">1</text:span></text:a></text:p>
            </text:list-item>
          </text:list>
        </text:list-item>
      </text:list>
      <text:list text:style-name="LFO5" text:continue-numbering="true">
        <text:list-item>
          <text:p text:style-name="P110">Budownictwo przemysłowe</text:p>
        </text:list-item>
      </text:list>
      <text:list text:style-name="LFO7" text:continue-numbering="true">
        <text:list-item>
          <text:list>
            <text:list-item>
              <text:p text:style-name="P111">tekst po lewej stronie</text:p>
            </text:list-item>
            <text:list-item>
              <text:p text:style-name="P112">po prawej stronie mapa z<text:s/>zaznaczonymi pinezkami oznaczającymi miejsce realizacji z możliwością wyświetlania miejsca realizacji jako gmina/powiat, ponieważ nie wszystkie realizacje mogą mieć oznaczone dokładne miejsce (poufność umów).</text:p>
            </text:list-item>
          </text:list>
        </text:list-item>
      </text:list>
      <text:list text:style-name="LFO5" text:continue-numbering="true">
        <text:list-item>
          <text:p text:style-name="P113">Budownictwo przemysłowe – portfolio</text:p>
        </text:list-item>
      </text:list>
      <text:list text:style-name="LFO8" text:continue-numbering="true">
        <text:list-item>
          <text:list>
            <text:list-item>
              <text:p text:style-name="P114"><text:span text:style-name="T115">zostaje for</text:span><text:span text:style-name="T116">ma ze strony<text:s/></text:span><text:a xlink:href="http://mrdzwigi.eu/portfolio/" office:target-frame-name="_top" xlink:show="replace"><text:span text:style-name="T117">http://mrdzwigi.eu/portfolio/</text:span></text:a></text:p>
            </text:list-item>
            <text:list-item>
              <text:p text:style-name="P118">usuwamy filtry (ikony)</text:p>
            </text:list-item>
            <text:list-item>
              <text:p text:style-name="P119">realizacje mają nie być ucinane w połowie</text:p>
            </text:list-item>
          </text:list>
        </text:list-item>
      </text:list>
      <text:list text:style-name="LFO5" text:continue-numbering="true">
        <text:list-item>
          <text:p text:style-name="P120">Budownictwo przemysłowe – portfolio – podgląd realizacji</text:p>
        </text:list-item>
      </text:list>
      <text:soft-page-break/>
      <text:list text:style-name="LFO9" text:continue-numbering="true">
        <text:list-item>
          <text:list>
            <text:list-item>
              <text:p text:style-name="P121"><text:span text:style-name="T122">zostaje forma ze strony<text:s/></text:span><text:a xlink:href="http://mrdzwigi.eu/realization/realizacja-1/" office:target-frame-name="_top" xlink:show="replace"><text:span text:style-name="T123">http://mrdzwigi.eu/realization/realizacja-1/</text:span></text:a></text:p>
            </text:list-item>
            <text:list-item>
              <text:p text:style-name="P124">zdjęcia w “średniej” jakości</text:p>
            </text:list-item>
          </text:list>
        </text:list-item>
      </text:list>
      <text:list text:style-name="LFO5" text:continue-numbering="true">
        <text:list-item>
          <text:p text:style-name="P125">Budownictwo przemysłowe – dział techniczny</text:p>
        </text:list-item>
      </text:list>
      <text:list text:style-name="LFO10" text:continue-numbering="true">
        <text:list-item>
          <text:list>
            <text:list-item>
              <text:p text:style-name="P126">po lewej stronie lista haseł technicznych z jakich korzysta firma w ramach budownictwa przemysłowego (np. ŚwietlikI)</text:p>
            </text:list-item>
            <text:list-item>
              <text:p text:style-name="P127"><text:span text:style-name="T128">po kliknięciu na daną pozycję, po prawej stronie pojawia się opis a pod nim jest miejsce na wgrane zdjęcia</text:span><text:span text:style-name="T129">,<text:s/></text:span><text:span text:style-name="T130">bądź załączone filmiki z YouTube</text:span></text:p>
            </text:list-item>
          </text:list>
        </text:list-item>
      </text:list>
      <text:list text:style-name="LFO5" text:continue-numbering="true">
        <text:list-item>
          <text:p text:style-name="P131">Budownictwo przemysłowe – polecane firmy</text:p>
        </text:list-item>
      </text:list>
      <text:list text:style-name="LFO11" text:continue-numbering="true">
        <text:list-item>
          <text:list>
            <text:list-item>
              <text:p text:style-name="P132">po lewej stronie lista firm z jakimi<text:s/>firmami współpracują MR Dźwigi</text:p>
            </text:list-item>
            <text:list-item>
              <text:p text:style-name="P133"><text:span text:style-name="T134">po kliknięciu na daną pozycję, po prawej stronie pojawia się logotyp, opis a pod nim jest miejsce na wgrane zdjęcia,<text:s/></text:span><text:span text:style-name="T135">bądź załączone filmiki z YouTube</text:span></text:p>
            </text:list-item>
          </text:list>
        </text:list-item>
      </text:list>
      <text:list text:style-name="LFO5" text:continue-numbering="true">
        <text:list-item>
          <text:p text:style-name="P136">Wynajem sprzętu</text:p>
          <text:list text:continue-numbering="true">
            <text:list-item>
              <text:p text:style-name="P137"><text:span text:style-name="T138">po lewej stronie lista żurawi samochodowych i pozostałego<text:s/></text:span><text:span text:style-name="T139">sprzętu<text:s/></text:span><text:span text:style-name="T140">–<text:s/></text:span><text:span text:style-name="T141">kategorie mogą być dodawane i usuwane w CMS<text:s/></text:span></text:p>
            </text:list-item>
            <text:list-item>
              <text:p text:style-name="P142"><text:span text:style-name="T143">po prawej stronie opis i dwa zdjęcia</text:span></text:p>
            </text:list-item>
          </text:list>
        </text:list-item>
        <text:list-item>
          <text:p text:style-name="P144">Wynajem sprzętu II</text:p>
          <text:list text:continue-numbering="true">
            <text:list-item>
              <text:p text:style-name="P145">po kliknięciu na pozycję w liście po prawej pojawia się opis, zdjęcie, dane techniczne<text:line-break/>i parametry udźwigu</text:p>
            </text:list-item>
          </text:list>
        </text:list-item>
        <text:list-item>
          <text:p text:style-name="P146">Wynajem sprzętu – dział techniczny</text:p>
        </text:list-item>
      </text:list>
      <text:list text:style-name="LFO12" text:continue-numbering="true">
        <text:list-item>
          <text:list>
            <text:list-item>
              <text:p text:style-name="P147">po<text:s/>lewej stronie lista haseł technicznych w ramach sprzętu (np. Remont dźwigu)</text:p>
            </text:list-item>
            <text:list-item>
              <text:p text:style-name="P148">po kliknięciu na daną pozycję, po prawej stronie pojawia się opis a pod nim jest miejsce na wgrane zdjęcia, bądź załączone filmiki z YouTube</text:p>
            </text:list-item>
          </text:list>
        </text:list-item>
      </text:list>
      <text:list text:style-name="LFO5" text:continue-numbering="true">
        <text:list-item>
          <text:p text:style-name="P149">Kontakt</text:p>
        </text:list-item>
      </text:list>
      <text:list text:style-name="LFO13" text:continue-numbering="true">
        <text:list-item>
          <text:list>
            <text:list-item>
              <text:p text:style-name="P150">po lewej stronie albo na górze<text:s/>strony dwie kolumny z danymi sp. z o.o. i s. c., ale też miejsce na dane wspólne dla obu spółek, tj. Adresy email, telefony kontaktowe,</text:p>
            </text:list-item>
            <text:list-item>
              <text:p text:style-name="P151"><text:span text:style-name="T152">mapa po prawej stronie albo pod tekstem</text:span><text:span text:style-name="T153">,</text:span></text:p>
            </text:list-item>
          </text:list>
        </text:list-item>
      </text:list>
      <text:list text:style-name="LFO5" text:continue-numbering="true">
        <text:list-item>
          <text:p text:style-name="P154"><text:span text:style-name="T155">Polityka prywatności</text:span></text:p>
        </text:list-item>
        <text:list-item>
          <text:p text:style-name="P156">Mapa strony:</text:p>
        </text:list-item>
      </text:list>
      <text:list text:style-name="LFO14" text:continue-numbering="true">
        <text:list-item>
          <text:list>
            <text:list-item>
              <text:p text:style-name="P157"><text:span text:style-name="T158">wygenerowane linki do powyższych stron,<text:s/></text:span><text:span text:style-name="T159">aby lepiej boty indeksowały stronę (SEO</text:span><text:span text:style-name="T160">)</text:span></text:p>
            </text:list-item>
          </text:list>
        </text:list-item>
      </text:list>
      <text:h text:style-name="P161" text:outline-level="1">Prototypy</text:h>
      <text:p text:style-name="Textbody"><text:span text:style-name="T162">Uwaga:</text:span><text:span text:style-name="T163"><text:s/>prototypy (szkice) pokazują sposób działania menu oraz podstrony i układ informacji na nich. Kolory użyte na prototypach są poglądow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style:style style:name="UżyteHiperłącze" style:display-name="UżyteHiperłącze" style:family="text" style:parent-style-name="Domyślnaczcionkaakapitu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Łukasz Kollbek</dc:creator>
    <meta:creation-date>2021-02-06T15:12:00Z</meta:creation-date>
    <dc:date>2021-02-26T16:57:00Z</dc:date>
    <meta:template xlink:href="Normal.dotm" xlink:type="simple"/>
    <meta:editing-cycles>5</meta:editing-cycles>
    <meta:editing-duration>PT19260S</meta:editing-duration>
    <meta:document-statistic meta:page-count="3" meta:paragraph-count="10" meta:word-count="804" meta:character-count="5379" meta:row-count="38" meta:non-whitespace-character-count="4585"/>
  </office:meta>
</office:document-meta>
</file>